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6"/>
        <table:table-column table:style-name="co3" table:default-cell-style-name="ce7"/>
        <table:table-column table:style-name="co3" table:number-columns-repeated="6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5">
            <text:p>Chanal 1 / 2</text:p>
          </table:table-cell>
          <table:table-cell office:value-type="string" table:style-name="ce4">
            <text:p>Lac Cyambwe</text:p>
          </table:table-cell>
          <table:table-cell table:number-columns-repeated="5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5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8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9" table:style-name="ce6"/>
          <table:table-cell office:value-type="string" table:style-name="ce10">
            <text:p>T</text:p>
          </table:table-cell>
          <table:table-cell table:style-name="ce9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 Chenipan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3">
            <text:p>C</text:p>
          </table:table-cell>
          <table:table-cell table:number-columns-repeated="1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1 Crisacier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2 Papillusion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 Aspicot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16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4 Coconfor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5 Dardargnan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6 Roucool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7 Roucoops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9 Rattata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20 Rattatac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1 Piafabec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3 Abo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5 Pikatchu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7 Sablette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9 Nidoran F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0 Nidornin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2 Nidoran M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3 Nidorino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5 Mélofée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7 Goupix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9 Rondoudou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1 Nosferapti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3 Mystèrbe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44 Ortide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6 Para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8 Mimito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0 Taupiqueur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2 Miaouss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4 Psykokwak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6 Féros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57 Collo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8 Canninos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8">
            <text:p><text:s/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1 Têtarte</text:p>
          </table:table-cell>
          <table:table-cell table:style-name="ce11"/>
          <table:table-cell table:number-columns-repeated="16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3 Abra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1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4 Kadabr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6 Machoc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9 Chetiflor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70 Bousiflor</text:p>
          </table:table-cell>
          <table:table-cell table:style-name="ce11"/>
          <table:table-cell table:number-columns-repeated="1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4 Racaillou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7 Ponyta</text:p>
          </table:table-cell>
          <table:table-cell table:style-name="ce11"/>
          <table:table-cell table:number-columns-repeated="9" table:style-name="ce12"/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9 Ramoloss</text:p>
          </table:table-cell>
          <table:table-cell table:style-name="ce11"/>
          <table:table-cell table:number-columns-repeated="5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3 Canartichaud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4 Doduo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X, 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5 Oni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8 Krabby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2 Noeunoeuf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03 Noadkoko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4 Oselait</text:p>
          </table:table-cell>
          <table:table-cell table:style-name="ce11"/>
          <table:table-cell table:number-columns-repeated="1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8 Exelangue</text:p>
          </table:table-cell>
          <table:table-cell table:style-name="ce11"/>
          <table:table-cell table:number-columns-repeated="19" table:style-name="ce12"/>
          <table:table-cell office:value-type="string" table:style-name="ce14">
            <text:p>S</text:p>
          </table:table-cell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"/>
          <table:table-cell table:number-columns-repeated="19" table:style-name="ce6"/>
          <table:table-cell table:style-name="ce7"/>
          <table:table-cell office:value-type="string" table:style-name="ce8">
            <text:p>T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3 Insécateur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3">
            <text:p>S, C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8">
            <text:p><text:s/>S, T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30 Leviator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6"/>
          <table:table-cell office:value-type="string" table:style-name="ce7">
            <text:p>Don vielle</text:p>
          </table:table-cell>
          <table:table-cell office:value-type="string" table:style-name="ce6">
            <text:p>Don vielle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6"/>
          <table:table-cell office:value-type="string" table:style-name="ce6">
            <text:p>Œuf (Gashora)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29T17:19:50Z</dc:date>
    <meta:editing-duration>PT0S</meta:editing-duration>
  </office:meta>
</office:document-meta>
</file>